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4.798cm" style:rel-column-width="17875*"/>
    </style:style>
    <style:style style:name="Tableau2.B" style:family="table-column">
      <style:table-column-properties style:column-width="4.704cm" style:rel-column-width="17527*"/>
    </style:style>
    <style:style style:name="Tableau2.C" style:family="table-column">
      <style:table-column-properties style:column-width="3.81cm" style:rel-column-width="14195*"/>
    </style:style>
    <style:style style:name="Tableau2.D" style:family="table-column">
      <style:table-column-properties style:column-width="3.997cm" style:rel-column-width="14891*"/>
    </style:style>
    <style:style style:name="Tableau2.E" style:family="table-column">
      <style:table-column-properties style:column-width="0.095cm" style:rel-column-width="354*"/>
    </style:style>
    <style:style style:name="Tableau2.F" style:family="table-column">
      <style:table-column-properties style:column-width="0.093cm" style:rel-column-width="348*"/>
    </style:style>
    <style:style style:name="Tableau2.G" style:family="table-column">
      <style:table-column-properties style:column-width="0.092cm" style:rel-column-width="3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4.798cm" style:rel-column-width="17875*"/>
    </style:style>
    <style:style style:name="Tableau3.B" style:family="table-column">
      <style:table-column-properties style:column-width="4.704cm" style:rel-column-width="17527*"/>
    </style:style>
    <style:style style:name="Tableau3.C" style:family="table-column">
      <style:table-column-properties style:column-width="3.81cm" style:rel-column-width="14195*"/>
    </style:style>
    <style:style style:name="Tableau3.D" style:family="table-column">
      <style:table-column-properties style:column-width="3.997cm" style:rel-column-width="14891*"/>
    </style:style>
    <style:style style:name="Tableau3.E" style:family="table-column">
      <style:table-column-properties style:column-width="0.095cm" style:rel-column-width="354*"/>
    </style:style>
    <style:style style:name="Tableau3.F" style:family="table-column">
      <style:table-column-properties style:column-width="0.093cm" style:rel-column-width="348*"/>
    </style:style>
    <style:style style:name="Tableau3.G" style:family="table-column">
      <style:table-column-properties style:column-width="0.092cm" style:rel-column-width="3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68c6" officeooo:paragraph-rsid="0018e208"/>
    </style:style>
    <style:style style:name="P2" style:family="paragraph" style:parent-style-name="Standard">
      <style:text-properties officeooo:rsid="000430ec" officeooo:paragraph-rsid="0018e208"/>
    </style:style>
    <style:style style:name="P3" style:family="paragraph" style:parent-style-name="Standard">
      <style:text-properties officeooo:rsid="0002107f" officeooo:paragraph-rsid="0018e208"/>
    </style:style>
    <style:style style:name="P4" style:family="paragraph" style:parent-style-name="Standard">
      <style:text-properties officeooo:rsid="00009d4d" officeooo:paragraph-rsid="0018e208"/>
    </style:style>
    <style:style style:name="P5" style:family="paragraph" style:parent-style-name="Standard">
      <style:text-properties officeooo:paragraph-rsid="0018e208"/>
    </style:style>
    <style:style style:name="P6" style:family="paragraph" style:parent-style-name="Standard">
      <style:text-properties officeooo:rsid="0019bebc" officeooo:paragraph-rsid="0019bebc"/>
    </style:style>
    <style:style style:name="P7" style:family="paragraph" style:parent-style-name="Standard">
      <style:text-properties officeooo:rsid="001a28fd" officeooo:paragraph-rsid="001a28fd"/>
    </style:style>
    <style:style style:name="P8" style:family="paragraph" style:parent-style-name="Standard">
      <style:text-properties officeooo:rsid="001b820e" officeooo:paragraph-rsid="001b820e"/>
    </style:style>
    <style:style style:name="P9" style:family="paragraph" style:parent-style-name="Table_20_Contents">
      <style:text-properties officeooo:rsid="00009d4d" officeooo:paragraph-rsid="0018e208"/>
    </style:style>
    <style:style style:name="P10" style:family="paragraph" style:parent-style-name="Table_20_Contents">
      <style:text-properties officeooo:paragraph-rsid="0018e208"/>
    </style:style>
    <style:style style:name="P11" style:family="paragraph" style:parent-style-name="Table_20_Contents">
      <style:text-properties style:font-name="Liberation Serif1" officeooo:rsid="0002107f" officeooo:paragraph-rsid="0018e208"/>
    </style:style>
    <style:style style:name="P12" style:family="paragraph" style:parent-style-name="Table_20_Contents">
      <style:text-properties officeooo:rsid="001b820e" officeooo:paragraph-rsid="001b820e"/>
    </style:style>
    <style:style style:name="P13" style:family="paragraph" style:parent-style-name="Table_20_Contents">
      <style:text-properties officeooo:rsid="001bed36" officeooo:paragraph-rsid="001bed36"/>
    </style:style>
    <style:style style:name="P14" style:family="paragraph" style:parent-style-name="Standard">
      <style:text-properties officeooo:rsid="001d936f" officeooo:paragraph-rsid="001d936f"/>
    </style:style>
    <style:style style:name="P15" style:family="paragraph" style:parent-style-name="Standard">
      <style:text-properties officeooo:rsid="001a28fd" officeooo:paragraph-rsid="001a28fd"/>
    </style:style>
    <style:style style:name="P16" style:family="paragraph" style:parent-style-name="Table_20_Contents">
      <style:text-properties officeooo:rsid="001b820e" officeooo:paragraph-rsid="0018e208"/>
    </style:style>
    <style:style style:name="P17" style:family="paragraph" style:parent-style-name="Table_20_Contents">
      <style:text-properties officeooo:rsid="001eed0d" officeooo:paragraph-rsid="001eed0d"/>
    </style:style>
    <style:style style:name="P18" style:family="paragraph" style:parent-style-name="Table_20_Contents">
      <style:text-properties officeooo:rsid="0020ce98" officeooo:paragraph-rsid="0020ce98"/>
    </style:style>
    <style:style style:name="T1" style:family="text">
      <style:text-properties officeooo:rsid="0002107f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2107f"/>
    </style:style>
    <style:style style:name="T4" style:family="text">
      <style:text-properties style:font-name="Liberation Serif1" officeooo:rsid="000430ec"/>
    </style:style>
    <style:style style:name="T5" style:family="text">
      <style:text-properties style:text-position="sub 58%" style:font-name="Liberation Serif" style:font-size-asian="10.5pt"/>
    </style:style>
    <style:style style:name="T6" style:family="text">
      <style:text-properties style:text-position="super 58%" style:font-name="Liberation Serif1"/>
    </style:style>
    <style:style style:name="T7" style:family="text">
      <style:text-properties officeooo:rsid="001b820e"/>
    </style:style>
    <style:style style:name="T8" style:family="text">
      <style:text-properties officeooo:rsid="001bed36"/>
    </style:style>
    <style:style style:name="T9" style:family="text">
      <style:text-properties officeooo:rsid="001d936f"/>
    </style:style>
    <style:style style:name="T10" style:family="text">
      <style:text-properties officeooo:rsid="001eed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P1 - Simulation de Réseaux </text:p>
      <text:p text:style-name="P3"/>
      <text:p text:style-name="P6">(document partiel servant de modèle pour les comptes rendus (partie files simples M/M/1 et M/D/1), à compléter)</text:p>
      <text:p text:style-name="P3"/>
      <text:p text:style-name="P3"/>
      <text:p text:style-name="P3">File M/M/1</text:p>
      <text:p text:style-name="P3"/>
      <text:p text:style-name="P8"><text:span text:style-name="T9">&gt; A</text:span><text:span text:style-name="T8">vec </text:span>µ = 33</text:p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Line94093421060576">
          <table:table-cell table:style-name="Tableau2.A1" office:value-type="string">
            <text:p text:style-name="P9">Charge <text:span text:style-name="T1">(</text:span><text:span text:style-name="T3">ρ)</text:span></text:p>
          </table:table-cell>
          <table:table-cell table:style-name="Tableau2.A1" office:value-type="string">
            <text:p text:style-name="P9">0.3</text:p>
          </table:table-cell>
          <table:table-cell table:style-name="Tableau2.A1" office:value-type="string">
            <text:p text:style-name="P9">0.6</text:p>
          </table:table-cell>
          <table:table-cell table:style-name="Tableau2.A1" office:value-type="string">
            <text:p text:style-name="P9">0.9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  <table:table-cell table:style-name="Tableau2.G1" office:value-type="string">
            <text:p text:style-name="P10"/>
          </table:table-cell>
        </table:table-row>
        <table:table-row table:style-name="TableLine94093421164448">
          <table:table-cell table:style-name="Tableau2.A2" office:value-type="string">
            <text:p text:style-name="P11">λ=μ* ρ</text:p>
          </table:table-cell>
          <table:table-cell table:style-name="Tableau2.A2" office:value-type="string">
            <text:p text:style-name="P12">9.9</text:p>
          </table:table-cell>
          <table:table-cell table:style-name="Tableau2.A2" office:value-type="string">
            <text:p text:style-name="P16">19.8</text:p>
          </table:table-cell>
          <table:table-cell table:style-name="Tableau2.A2" office:value-type="string">
            <text:p text:style-name="P12">29.7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G2" office:value-type="string">
            <text:p text:style-name="P10"/>
          </table:table-cell>
        </table:table-row>
        <table:table-row table:style-name="TableLine94093421168944">
          <table:table-cell table:style-name="Tableau2.G2" table:number-columns-spanned="7" office:value-type="string">
            <text:p text:style-name="P9">Résultats obtenus par simul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93421170160">
          <table:table-cell table:style-name="Tableau2.A2" office:value-type="string">
            <text:p text:style-name="P9">E[L]</text:p>
          </table:table-cell>
          <table:table-cell table:style-name="Tableau2.A2" office:value-type="string">
            <text:p text:style-name="P10"><text:span text:style-name="T7">0.49</text:span>±<text:span text:style-name="T7">0.04 </text:span><text:span text:style-name="T1">(T=</text:span><text:span text:style-name="T7">2000</text:span><text:span text:style-name="T1">)</text:span></text:p>
          </table:table-cell>
          <table:table-cell table:style-name="Tableau2.A2" office:value-type="string">
            <text:p text:style-name="P10"><text:span text:style-name="T8">1.7</text:span>±<text:span text:style-name="T8">0.1</text:span><text:span text:style-name="T1"> (T=</text:span><text:span text:style-name="T8">1000</text:span><text:span text:style-name="T1">)</text:span></text:p>
          </table:table-cell>
          <table:table-cell table:style-name="Tableau2.A2" office:value-type="string">
            <text:p text:style-name="P10"><text:span text:style-name="T8">9.4</text:span>±<text:span text:style-name="T8">0.9</text:span><text:span text:style-name="T1"> (T=</text:span><text:span text:style-name="T8">500</text:span><text:span text:style-name="T1">)</text:span>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G2" office:value-type="string">
            <text:p text:style-name="P10"/>
          </table:table-cell>
        </table:table-row>
        <table:table-row table:style-name="TableLine94093421171584">
          <table:table-cell table:style-name="Tableau2.A2" office:value-type="string">
            <text:p text:style-name="P9">E[R]</text:p>
          </table:table-cell>
          <table:table-cell table:style-name="Tableau2.A2" office:value-type="string">
            <text:p text:style-name="P10"><text:span text:style-name="T7">0.0461</text:span>±<text:span text:style-name="T7">0.0006 </text:span><text:span text:style-name="T1">(T=</text:span><text:span text:style-name="T7">2000</text:span><text:span text:style-name="T1">)</text:span></text:p>
          </table:table-cell>
          <table:table-cell table:style-name="Tableau2.A2" office:value-type="string">
            <text:p text:style-name="P10"><text:span text:style-name="T8">0.078</text:span>±<text:span text:style-name="T8">0.001</text:span><text:span text:style-name="T1"> (T=</text:span><text:span text:style-name="T8">1000</text:span><text:span text:style-name="T1">)</text:span></text:p>
          </table:table-cell>
          <table:table-cell table:style-name="Tableau2.A2" office:value-type="string">
            <text:p text:style-name="P10"><text:span text:style-name="T8">0.296</text:span>±<text:span text:style-name="T8">0.005 (</text:span><text:span text:style-name="T1">T=</text:span><text:span text:style-name="T8">500</text:span><text:span text:style-name="T1">)</text:span>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G2" office:value-type="string">
            <text:p text:style-name="P10"/>
          </table:table-cell>
        </table:table-row>
        <table:table-row table:style-name="TableLine94093421173104">
          <table:table-cell table:style-name="Tableau2.G2" table:number-columns-spanned="7" office:value-type="string">
            <text:p text:style-name="P9">Résultats <text:span text:style-name="T1">analytiqu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93421173856">
          <table:table-cell table:style-name="Tableau2.A2" office:value-type="string">
            <text:p text:style-name="P9">E[L]=</text:p>
            <text:p text:style-name="P9"><text:span text:style-name="T3">ρ</text:span><text:span text:style-name="T1">/1-</text:span><text:span text:style-name="T3">ρ</text:span></text:p>
          </table:table-cell>
          <table:table-cell table:style-name="Tableau2.A2" office:value-type="string">
            <text:p text:style-name="P13">0.43</text:p>
          </table:table-cell>
          <table:table-cell table:style-name="Tableau2.A2" office:value-type="string">
            <text:p text:style-name="P13">1.5</text:p>
          </table:table-cell>
          <table:table-cell table:style-name="Tableau2.A2" office:value-type="string">
            <text:p text:style-name="P13">9.0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G2" office:value-type="string">
            <text:p text:style-name="P10"/>
          </table:table-cell>
        </table:table-row>
        <table:table-row table:style-name="TableLine94093421175184">
          <table:table-cell table:style-name="Tableau2.A2" office:value-type="string">
            <text:p text:style-name="P9">E[R]<text:span text:style-name="T1">= E[L]/</text:span><text:span text:style-name="T3">λ</text:span></text:p>
          </table:table-cell>
          <table:table-cell table:style-name="Tableau2.A2" office:value-type="string">
            <text:p text:style-name="P13">0.0433</text:p>
          </table:table-cell>
          <table:table-cell table:style-name="Tableau2.A2" office:value-type="string">
            <text:p text:style-name="P13">0.076</text:p>
          </table:table-cell>
          <table:table-cell table:style-name="Tableau2.A2" office:value-type="string">
            <text:p text:style-name="P13">0.303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G2" office:value-type="string">
            <text:p text:style-name="P10"/>
          </table:table-cell>
        </table:table-row>
        <table:table-row table:style-name="TableLine94093421176624"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G2" office:value-type="string">
            <text:p text:style-name="P10"/>
          </table:table-cell>
        </table:table-row>
      </table:table>
      <text:p text:style-name="P5"/>
      <text:p text:style-name="P1">Commenter les résultats sur les intervalles de confiance (à durée de simulation constante et à charge variable)</text:p>
      <text:p text:style-name="P1"/>
      <text:p text:style-name="P14">&gt; E[R] : moyenne sur chaque paquet, plus précis que E[L] qui dépend du régime transitoire et donc de la durée de simulation.</text:p>
      <text:p text:style-name="P1"/>
      <text:p text:style-name="P3">File M/D/1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94093421114560">
          <table:table-cell table:style-name="Tableau3.A1" office:value-type="string">
            <text:p text:style-name="P9">Charge <text:span text:style-name="T1">(</text:span><text:span text:style-name="T3">ρ)</text:span></text:p>
          </table:table-cell>
          <table:table-cell table:style-name="Tableau3.A1" office:value-type="string">
            <text:p text:style-name="P9">0.3</text:p>
          </table:table-cell>
          <table:table-cell table:style-name="Tableau3.A1" office:value-type="string">
            <text:p text:style-name="P9">0.6</text:p>
          </table:table-cell>
          <table:table-cell table:style-name="Tableau3.A1" office:value-type="string">
            <text:p text:style-name="P9">0.9</text:p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G1" office:value-type="string">
            <text:p text:style-name="P10"/>
          </table:table-cell>
        </table:table-row>
        <table:table-row table:style-name="TableLine94093421227072">
          <table:table-cell table:style-name="Tableau3.A2" office:value-type="string">
            <text:p text:style-name="P11">λ=μ* ρ</text:p>
          </table:table-cell>
          <table:table-cell table:style-name="Tableau3.A2" office:value-type="string">
            <text:p text:style-name="P17">9.9</text:p>
          </table:table-cell>
          <table:table-cell table:style-name="Tableau3.A2" office:value-type="string">
            <text:p text:style-name="P17">19.8</text:p>
          </table:table-cell>
          <table:table-cell table:style-name="Tableau3.A2" office:value-type="string">
            <text:p text:style-name="P17">29.7</text:p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G2" office:value-type="string">
            <text:p text:style-name="P10"/>
          </table:table-cell>
        </table:table-row>
        <table:table-row table:style-name="TableLine94093421230992">
          <table:table-cell table:style-name="Tableau3.G2" table:number-columns-spanned="7" office:value-type="string">
            <text:p text:style-name="P9">Résultats obtenus par simul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93421232016">
          <table:table-cell table:style-name="Tableau3.A2" office:value-type="string">
            <text:p text:style-name="P9">E[L]</text:p>
          </table:table-cell>
          <table:table-cell table:style-name="Tableau3.A2" office:value-type="string">
            <text:p text:style-name="P10"><text:span text:style-name="T10">0.37</text:span>±<text:span text:style-name="T10">0.03</text:span><text:span text:style-name="T1"> (T=</text:span><text:span text:style-name="T10">2000</text:span><text:span text:style-name="T1">)</text:span></text:p>
          </table:table-cell>
          <table:table-cell table:style-name="Tableau3.A2" office:value-type="string">
            <text:p text:style-name="P10"><text:span text:style-name="T10">1.07</text:span>±<text:span text:style-name="T10">0.08</text:span><text:span text:style-name="T1"> (T=</text:span><text:span text:style-name="T10">1000</text:span><text:span text:style-name="T1">)</text:span></text:p>
          </table:table-cell>
          <table:table-cell table:style-name="Tableau3.A2" office:value-type="string">
            <text:p text:style-name="P10"><text:span text:style-name="T10">5.9</text:span>±<text:span text:style-name="T10">0.6</text:span><text:span text:style-name="T1"> (T=</text:span><text:span text:style-name="T10">500</text:span><text:span text:style-name="T1">)</text:span></text:p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G2" office:value-type="string">
            <text:p text:style-name="P10"/>
          </table:table-cell>
        </table:table-row>
        <table:table-row table:style-name="TableLine94093421233440">
          <table:table-cell table:style-name="Tableau3.A2" office:value-type="string">
            <text:p text:style-name="P9">E[R]</text:p>
          </table:table-cell>
          <table:table-cell table:style-name="Tableau3.A2" office:value-type="string">
            <text:p text:style-name="P10"><text:span text:style-name="T10">0.0367</text:span>±<text:span text:style-name="T10">0.0002</text:span><text:span text:style-name="T1"> (T=</text:span><text:span text:style-name="T10">2000</text:span><text:span text:style-name="T1">)</text:span></text:p>
          </table:table-cell>
          <table:table-cell table:style-name="Tableau3.A2" office:value-type="string">
            <text:p text:style-name="P10"><text:span text:style-name="T10">0.0536</text:span>±<text:span text:style-name="T10">0.0004</text:span><text:span text:style-name="T1"> (T=</text:span><text:span text:style-name="T10">1000</text:span><text:span text:style-name="T1">)</text:span></text:p>
          </table:table-cell>
          <table:table-cell table:style-name="Tableau3.A2" office:value-type="string">
            <text:p text:style-name="P10"><text:span text:style-name="T10">0.197</text:span>±<text:span text:style-name="T10">0.003</text:span><text:span text:style-name="T1"> (T=</text:span><text:span text:style-name="T10">500</text:span><text:span text:style-name="T1">)</text:span></text:p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G2" office:value-type="string">
            <text:p text:style-name="P10"/>
          </table:table-cell>
        </table:table-row>
        <table:table-row table:style-name="TableLine94093421234960">
          <table:table-cell table:style-name="Tableau3.G2" table:number-columns-spanned="7" office:value-type="string">
            <text:p text:style-name="P9">Résultats <text:span text:style-name="T1">analytiqu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93421235712">
          <table:table-cell table:style-name="Tableau3.A2" office:value-type="string">
            <text:p text:style-name="P9">E[L]=</text:p>
            <text:p text:style-name="P9"><text:span text:style-name="T3">ρ</text:span><text:span text:style-name="T4">(2-</text:span><text:span text:style-name="T3">ρ</text:span><text:span text:style-name="T4">)</text:span><text:span text:style-name="T3">/</text:span><text:span text:style-name="T4">2*(</text:span><text:span text:style-name="T3">1-ρ</text:span><text:span text:style-name="T4">)</text:span></text:p>
          </table:table-cell>
          <table:table-cell table:style-name="Tableau3.A2" office:value-type="string">
            <text:p text:style-name="P18">0.036</text:p>
          </table:table-cell>
          <table:table-cell table:style-name="Tableau3.A2" office:value-type="string">
            <text:p text:style-name="P18">1.05</text:p>
          </table:table-cell>
          <table:table-cell table:style-name="Tableau3.A2" office:value-type="string">
            <text:p text:style-name="P18">4.95</text:p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G2" office:value-type="string">
            <text:p text:style-name="P10"/>
          </table:table-cell>
        </table:table-row>
        <table:table-row table:style-name="TableLine94093421237040">
          <table:table-cell table:style-name="Tableau3.A2" office:value-type="string">
            <text:p text:style-name="P9">E[R]<text:span text:style-name="T1">= E[L]/</text:span><text:span text:style-name="T3">λ</text:span></text:p>
          </table:table-cell>
          <table:table-cell table:style-name="Tableau3.A2" office:value-type="string">
            <text:p text:style-name="P18">0.0368</text:p>
          </table:table-cell>
          <table:table-cell table:style-name="Tableau3.A2" office:value-type="string">
            <text:p text:style-name="P18">0.0530</text:p>
          </table:table-cell>
          <table:table-cell table:style-name="Tableau3.A2" office:value-type="string">
            <text:p text:style-name="P18">0.167</text:p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G2" office:value-type="string">
            <text:p text:style-name="P10"/>
          </table:table-cell>
        </table:table-row>
        <table:table-row table:style-name="TableLine94093421238480"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G2" office:value-type="string">
            <text:p text:style-name="P10"/>
          </table:table-cell>
        </table:table-row>
      </table:table>
      <text:p text:style-name="P5"><text:soft-page-break/></text:p>
      <text:p text:style-name="P1">Comparer les résultats en moyenne et en termes d’intervalles de confiance entre M/M/1 et M/D/1</text:p>
      <text:p text:style-name="P1"/>
      <text:p text:style-name="P7">M/M/1/K</text:p>
      <text:p text:style-name="P7">Probabilité de Rejet = <text:span text:style-name="T2">Π</text:span><text:span text:style-name="T5">K<text:tab/></text:span>=<text:tab/><text:span text:style-name="T3">ρ</text:span><text:span text:style-name="T6">K</text:span>(<text:span text:style-name="T1">1-</text:span><text:span text:style-name="T3">ρ</text:span><text:span text:style-name="T2">) / (</text:span><text:span text:style-name="T3">1-ρ</text:span><text:span text:style-name="T6">K+1</text:span><text:span text:style-name="T2">) <text:s text:c="6"/><text:tab/>si </text:span><text:span text:style-name="T3">ρ</text:span><text:span text:style-name="T2">&lt;1 <text:s text:c="3"/></text:span></text:p>
      <text:p text:style-name="P7"><text:span text:style-name="T2"><text:s/><text:tab/><text:tab/><text:tab/><text:tab/>=<text:tab/>1/(K+1) <text:tab/><text:tab/>si </text:span><text:span text:style-name="T3">ρ</text:span><text:span text:style-name="T2">=1</text:span></text:p>
      <text:p text:style-name="P7"><text:span text:style-name="T2"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8T17:09:34.508127267</meta:creation-date>
    <dc:date>2022-04-20T16:56:36.795222003</dc:date>
    <meta:editing-duration>PT52M9S</meta:editing-duration>
    <meta:editing-cycles>6</meta:editing-cycles>
    <meta:generator>LibreOffice/6.4.7.2$Linux_X86_64 LibreOffice_project/40$Build-2</meta:generator>
    <meta:document-statistic meta:table-count="2" meta:image-count="0" meta:object-count="0" meta:page-count="2" meta:paragraph-count="65" meta:word-count="182" meta:character-count="1122" meta:non-whitespace-character-count="986"/>
  </office:meta>
</office:document-meta>
</file>